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12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7.514cm"/>
    </style:style>
    <style:style style:name="Table1.C" style:family="table-column">
      <style:table-column-properties style:column-width="7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officeooo:rsid="0008451e" officeooo:paragraph-rsid="0008451e"/>
    </style:style>
    <style:style style:name="P2" style:family="paragraph" style:parent-style-name="Table_20_Contents">
      <style:text-properties style:font-name="Liberation Mono" officeooo:rsid="0009bde1" officeooo:paragraph-rsid="0009bde1"/>
    </style:style>
    <style:style style:name="P3" style:family="paragraph" style:parent-style-name="Table_20_Contents">
      <style:text-properties style:font-name="Liberation Mono" officeooo:rsid="000b0465" officeooo:paragraph-rsid="000b0465"/>
    </style:style>
    <style:style style:name="P4" style:family="paragraph" style:parent-style-name="Table_20_Contents">
      <style:text-properties style:font-name="Liberation Sans Narrow" officeooo:rsid="0008451e" officeooo:paragraph-rsid="0008451e"/>
    </style:style>
    <style:style style:name="P5" style:family="paragraph" style:parent-style-name="Table_20_Contents">
      <style:paragraph-properties fo:text-align="start" style:justify-single-word="false"/>
      <style:text-properties style:font-name="Liberation Sans Narrow" officeooo:rsid="000dea2a" officeooo:paragraph-rsid="0008451e"/>
    </style:style>
    <style:style style:name="P6" style:family="paragraph" style:parent-style-name="Table_20_Heading">
      <style:text-properties style:font-name="Liberation Sans" officeooo:rsid="0008451e" officeooo:paragraph-rsid="000845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Operator</text:p>
            </table:table-cell>
            <table:table-cell table:style-name="Table1.A1" office:value-type="string">
              <text:p text:style-name="P6">Native</text:p>
            </table:table-cell>
            <table:table-cell table:style-name="Table1.C1" office:value-type="string">
              <text:p text:style-name="P6">Class</text:p>
            </table:table-cell>
          </table:table-row>
        </table:table-header-rows>
        <table:table-row>
          <table:table-cell table:style-name="Table1.A2" office:value-type="string">
            <text:p text:style-name="P4">operator=</text:p>
          </table:table-cell>
          <table:table-cell table:style-name="Table1.B2" office:value-type="string">
            <text:p text:style-name="P2">and <text:s/>eax, 63</text:p>
            <text:p text:style-name="P2">sal <text:s/>eax, 12</text:p>
            <text:p text:style-name="P2">mov <text:s/>edx, eax</text:p>
            <text:p text:style-name="P2">mov <text:s/>eax, DWORD PTR [rsp]</text:p>
            <text:p text:style-name="P2">and <text:s/>eax, -258049</text:p>
            <text:p text:style-name="P2">or <text:s text:c="2"/>eax, edx</text:p>
            <text:p text:style-name="P2">mov <text:s/>DWORD PTR [rsp], eax</text:p>
          </table:table-cell>
          <table:table-cell table:style-name="Table1.C2" office:value-type="string">
            <text:p text:style-name="P1">mov <text:s/>edx, DWORD PTR [rsp]</text:p>
            <text:p text:style-name="P1">mov <text:s/>edx, DWORD PTR [rsp]</text:p>
            <text:p text:style-name="P1">and <text:s/>eax, 63</text:p>
            <text:p text:style-name="P1">sal <text:s/>eax, 12</text:p>
            <text:p text:style-name="P1">and <text:s/>edx, -258049</text:p>
            <text:p text:style-name="P1">or <text:s text:c="2"/>eax, edx</text:p>
            <text:p text:style-name="P1">mov <text:s/>DWORD PTR [rsp], eax</text:p>
          </table:table-cell>
        </table:table-row>
        <table:table-row>
          <table:table-cell table:style-name="Table1.A2" office:value-type="string">
            <text:p text:style-name="P4">operator+=</text:p>
          </table:table-cell>
          <table:table-cell table:style-name="Table1.B3" office:value-type="string">
            <text:p text:style-name="P2">mov <text:s/>rdx, QWORD PTR [rsp]</text:p>
            <text:p text:style-name="P2">shr <text:s/>rdx, 12</text:p>
            <text:p text:style-name="P2">add <text:s/>eax, edx</text:p>
            <text:p text:style-name="P2">and <text:s/>eax, 63</text:p>
            <text:p text:style-name="P2">sal <text:s/>eax, 12</text:p>
            <text:p text:style-name="P2">mov <text:s/>edx, eax</text:p>
            <text:p text:style-name="P2">mov <text:s/>eax, DWORD PTR [rsp]</text:p>
            <text:p text:style-name="P2">and <text:s/>eax, -258049</text:p>
            <text:p text:style-name="P2">or <text:s text:c="2"/>eax, edx</text:p>
            <text:p text:style-name="P2">mov <text:s/>DWORD PTR [rsp], eax</text:p>
          </table:table-cell>
          <table:table-cell table:style-name="Table1.C3" office:value-type="string">
            <text:p text:style-name="P1">mov <text:s/>edx, DWORD PTR [rsp]</text:p>
            <text:p text:style-name="P1">mov <text:s/>edx, DWORD PTR [rsp]</text:p>
            <text:p text:style-name="P1">sal <text:s/>eax, 12</text:p>
            <text:p text:style-name="P1">add <text:s/>eax, edx</text:p>
            <text:p text:style-name="P1">and <text:s/>edx, -258049</text:p>
            <text:p text:style-name="P1">and <text:s/>eax, 258048</text:p>
            <text:p text:style-name="P1">or <text:s text:c="2"/>eax, edx</text:p>
            <text:p text:style-name="P1">mov <text:s/>DWORD PTR [rsp], eax</text:p>
          </table:table-cell>
        </table:table-row>
        <table:table-row>
          <table:table-cell table:style-name="Table1.A2" office:value-type="string">
            <text:p text:style-name="P4">operator-=</text:p>
          </table:table-cell>
          <table:table-cell table:style-name="Table1.B4" office:value-type="string">
            <text:p text:style-name="P2">mov <text:s/>rdx, QWORD PTR [rsp]</text:p>
            <text:p text:style-name="P2">shr <text:s/>rdx, 12</text:p>
            <text:p text:style-name="P2">mov <text:s/>ecx, edx</text:p>
            <text:p text:style-name="P2">sub <text:s/>ecx, eax</text:p>
            <text:p text:style-name="P2">mov <text:s/>eax, ecx</text:p>
            <text:p text:style-name="P2">and <text:s/>eax, 63</text:p>
            <text:p text:style-name="P2">sal <text:s/>eax, 12</text:p>
            <text:p text:style-name="P2">mov <text:s/>edx, eax</text:p>
            <text:p text:style-name="P2">mov <text:s/>eax, DWORD PTR [rsp]</text:p>
            <text:p text:style-name="P2">and <text:s/>eax, -258049</text:p>
            <text:p text:style-name="P2">or <text:s text:c="2"/>eax, edx</text:p>
            <text:p text:style-name="P2">mov <text:s/>DWORD PTR [rsp], eax</text:p>
          </table:table-cell>
          <table:table-cell table:style-name="Table1.C4" office:value-type="string">
            <text:p text:style-name="P2">mov <text:s/>edx, DWORD PTR [rsp]</text:p>
            <text:p text:style-name="P2">mov <text:s/>edx, DWORD PTR [rsp]</text:p>
            <text:p text:style-name="P2">sal <text:s/>eax, 12</text:p>
            <text:p text:style-name="P2">mov <text:s/>ecx, edx</text:p>
            <text:p text:style-name="P2">and <text:s/>edx, -258049</text:p>
            <text:p text:style-name="P2">sub <text:s/>ecx, eax</text:p>
            <text:p text:style-name="P2">mov <text:s/>eax, ecx</text:p>
            <text:p text:style-name="P2">and <text:s/>eax, 258048</text:p>
            <text:p text:style-name="P2">or <text:s text:c="2"/>edx, eax</text:p>
            <text:p text:style-name="P2">mov <text:s/>DWORD PTR [rsp], edx</text:p>
          </table:table-cell>
        </table:table-row>
        <table:table-row>
          <table:table-cell table:style-name="Table1.A2" office:value-type="string">
            <text:p text:style-name="P4">operator*=</text:p>
          </table:table-cell>
          <table:table-cell table:style-name="Table1.B5" office:value-type="string">
            <text:p text:style-name="P2">mov <text:s/>rcx, QWORD PTR [rsp]</text:p>
            <text:p text:style-name="P2">shr <text:s/>rcx, 12</text:p>
            <text:p text:style-name="P2">imul eax, ecx</text:p>
            <text:p text:style-name="P2">and <text:s/>eax, 63</text:p>
            <text:p text:style-name="P2">sal <text:s/>eax, 12</text:p>
            <text:p text:style-name="P2">mov <text:s/>edx, eax</text:p>
            <text:p text:style-name="P2">mov <text:s/>eax, DWORD PTR [rsp]</text:p>
            <text:p text:style-name="P2">and <text:s/>eax, -258049</text:p>
            <text:p text:style-name="P2">or <text:s text:c="2"/>eax, edx</text:p>
            <text:p text:style-name="P2">mov <text:s/>DWORD PTR [rsp], eax</text:p>
          </table:table-cell>
          <table:table-cell table:style-name="Table1.C5" office:value-type="string">
            <text:p text:style-name="P2">mov <text:s/>edx, DWORD PTR [rsp]</text:p>
            <text:p text:style-name="P2">mov <text:s/>edx, DWORD PTR [rsp]</text:p>
            <text:p text:style-name="P2">mov <text:s/>ecx, edx</text:p>
            <text:p text:style-name="P2">and <text:s/>edx, -258049</text:p>
            <text:p text:style-name="P2">and <text:s/>ecx, 258048</text:p>
            <text:p text:style-name="P2">imul eax, ecx</text:p>
            <text:p text:style-name="P2">and <text:s/>eax, 258048</text:p>
            <text:p text:style-name="P2">or <text:s text:c="2"/>edx, eax</text:p>
            <text:p text:style-name="P2">mov <text:s/>DWORD PTR [rsp], edx</text:p>
          </table:table-cell>
        </table:table-row>
        <table:table-row>
          <table:table-cell table:style-name="Table1.A2" office:value-type="string">
            <text:p text:style-name="P4">operator/=</text:p>
          </table:table-cell>
          <table:table-cell table:style-name="Table1.B6" office:value-type="string">
            <text:p text:style-name="P2">mov <text:s/>ecx, eax</text:p>
            <text:p text:style-name="P2">mov <text:s/>rax, QWORD PTR [rsp]</text:p>
            <text:p text:style-name="P2">xor <text:s/>edx, edx</text:p>
            <text:p text:style-name="P2">shr <text:s/>rax, 12</text:p>
            <text:p text:style-name="P2">and <text:s/>eax, 63</text:p>
            <text:p text:style-name="P2">div <text:s/>ecx</text:p>
            <text:p text:style-name="P2">mov <text:s/>edx, DWORD PTR [rsp]</text:p>
            <text:p text:style-name="P2">and <text:s/>edx, -258049</text:p>
            <text:p text:style-name="P2">and <text:s/>eax, 63</text:p>
            <text:p text:style-name="P2">sal <text:s/>eax, 12</text:p>
            <text:p text:style-name="P2">or <text:s text:c="2"/>eax, edx</text:p>
            <text:p text:style-name="P2"><text:soft-page-break/>mov <text:s/>DWORD PTR [rsp], eax</text:p>
          </table:table-cell>
          <table:table-cell table:style-name="Table1.C6" office:value-type="string">
            <text:p text:style-name="P2">mov <text:s/>esi, eax</text:p>
            <text:p text:style-name="P2">mov <text:s/>eax, DWORD PTR [rsp]</text:p>
            <text:p text:style-name="P2">mov <text:s/>ecx, DWORD PTR [rsp]</text:p>
            <text:p text:style-name="P2">xor <text:s/>edx, edx</text:p>
            <text:p text:style-name="P2">mov <text:s/>eax, ecx</text:p>
            <text:p text:style-name="P2">and <text:s/>ecx, -258049</text:p>
            <text:p text:style-name="P2">and <text:s/>eax, 258048</text:p>
            <text:p text:style-name="P2">div <text:s/>esi</text:p>
            <text:p text:style-name="P2">and <text:s/>eax, 258048</text:p>
            <text:p text:style-name="P2">or <text:s text:c="2"/>ecx, eax</text:p>
            <text:p text:style-name="P2">mov <text:s/>DWORD PTR [rsp], ecx</text:p>
          </table:table-cell>
        </table:table-row>
        <table:table-row>
          <table:table-cell table:style-name="Table1.A2" office:value-type="string">
            <text:p text:style-name="P4">operator%=</text:p>
          </table:table-cell>
          <table:table-cell table:style-name="Table1.B7" office:value-type="string">
            <text:p text:style-name="P2">mov <text:s/>ecx, eax</text:p>
            <text:p text:style-name="P2">mov <text:s/>rax, QWORD PTR [rsp]</text:p>
            <text:p text:style-name="P2">xor <text:s/>edx, edx</text:p>
            <text:p text:style-name="P2">shr <text:s/>rax, 12</text:p>
            <text:p text:style-name="P2">and <text:s/>eax, 63</text:p>
            <text:p text:style-name="P2">div <text:s/>ecx</text:p>
            <text:p text:style-name="P2">mov <text:s/>eax, edx</text:p>
            <text:p text:style-name="P2">mov <text:s/>edx, DWORD PTR [rsp]</text:p>
            <text:p text:style-name="P2">sal <text:s/>eax, 12</text:p>
            <text:p text:style-name="P2">and <text:s/>edx, -258049</text:p>
            <text:p text:style-name="P2">or <text:s text:c="2"/>eax, edx</text:p>
            <text:p text:style-name="P2">mov <text:s/>DWORD PTR [rsp], eax</text:p>
          </table:table-cell>
          <table:table-cell table:style-name="Table1.C7" office:value-type="string">
            <text:p text:style-name="P2">mov <text:s/>esi, eax</text:p>
            <text:p text:style-name="P2">mov <text:s/>eax, DWORD PTR [rsp]</text:p>
            <text:p text:style-name="P2">mov <text:s/>ecx, DWORD PTR [rsp]</text:p>
            <text:p text:style-name="P2">xor <text:s/>edx, edx</text:p>
            <text:p text:style-name="P2">mov <text:s/>eax, ecx</text:p>
            <text:p text:style-name="P2">and <text:s/>ecx, -258049</text:p>
            <text:p text:style-name="P2">shr <text:s/>eax, 12</text:p>
            <text:p text:style-name="P2">and <text:s/>eax, 63</text:p>
            <text:p text:style-name="P2">div <text:s/>esi</text:p>
            <text:p text:style-name="P2">mov <text:s/>eax, edx</text:p>
            <text:p text:style-name="P2">sal <text:s/>eax, 12</text:p>
            <text:p text:style-name="P2">or <text:s text:c="2"/>ecx, eax</text:p>
            <text:p text:style-name="P2">mov <text:s/>DWORD PTR [rsp], ecx</text:p>
          </table:table-cell>
        </table:table-row>
        <table:table-row>
          <table:table-cell table:style-name="Table1.A2" office:value-type="string">
            <text:p text:style-name="P4">operator&amp;=</text:p>
          </table:table-cell>
          <table:table-cell table:style-name="Table1.B8" office:value-type="string">
            <text:p text:style-name="P2">mov <text:s/>rdx, QWORD PTR [rsp]</text:p>
            <text:p text:style-name="P2">shr <text:s/>rdx, 12</text:p>
            <text:p text:style-name="P2">and <text:s/>eax, edx</text:p>
            <text:p text:style-name="P2">and <text:s/>eax, 63</text:p>
            <text:p text:style-name="P2">sal <text:s/>eax, 12</text:p>
            <text:p text:style-name="P2">mov <text:s/>edx, eax</text:p>
            <text:p text:style-name="P2">mov <text:s/>eax, DWORD PTR [rsp]</text:p>
            <text:p text:style-name="P2">and <text:s/>eax, -258049</text:p>
            <text:p text:style-name="P2">or <text:s text:c="2"/>eax, edx</text:p>
            <text:p text:style-name="P2">mov <text:s/>DWORD PTR [rsp], eax</text:p>
          </table:table-cell>
          <table:table-cell table:style-name="Table1.C8" office:value-type="string">
            <text:p text:style-name="P2">mov <text:s/>edx, DWORD PTR [rsp]</text:p>
            <text:p text:style-name="P2">mov <text:s/>edx, DWORD PTR [rsp]</text:p>
            <text:p text:style-name="P2">sal <text:s/>eax, 12</text:p>
            <text:p text:style-name="P2">or <text:s text:c="2"/>eax, -258049</text:p>
            <text:p text:style-name="P2">and <text:s/>eax, edx</text:p>
            <text:p text:style-name="P2">mov <text:s/>DWORD PTR [rsp], eax</text:p>
          </table:table-cell>
        </table:table-row>
        <table:table-row>
          <table:table-cell table:style-name="Table1.A2" office:value-type="string">
            <text:p text:style-name="P4">operator|=</text:p>
          </table:table-cell>
          <table:table-cell table:style-name="Table1.B9" office:value-type="string">
            <text:p text:style-name="P2">mov <text:s/>rdx, QWORD PTR [rsp]</text:p>
            <text:p text:style-name="P2">shr <text:s/>rdx, 12</text:p>
            <text:p text:style-name="P2">or <text:s text:c="2"/>eax, edx</text:p>
            <text:p text:style-name="P2">and <text:s/>eax, 63</text:p>
            <text:p text:style-name="P2">sal <text:s/>eax, 12</text:p>
            <text:p text:style-name="P2">mov <text:s/>edx, eax</text:p>
            <text:p text:style-name="P2">mov <text:s/>eax, DWORD PTR [rsp]</text:p>
            <text:p text:style-name="P2">and <text:s/>eax, -258049</text:p>
            <text:p text:style-name="P2">or <text:s text:c="2"/>eax, edx</text:p>
            <text:p text:style-name="P2">mov <text:s/>DWORD PTR [rsp], eax</text:p>
          </table:table-cell>
          <table:table-cell table:style-name="Table1.C9" office:value-type="string">
            <text:p text:style-name="P2">mov <text:s/>edx, DWORD PTR [rsp]</text:p>
            <text:p text:style-name="P2">mov <text:s/>edx, DWORD PTR [rsp]</text:p>
            <text:p text:style-name="P2">and <text:s/>eax, 63</text:p>
            <text:p text:style-name="P2">sal <text:s/>eax, 12</text:p>
            <text:p text:style-name="P2">or <text:s text:c="2"/>eax, edx</text:p>
            <text:p text:style-name="P2">mov <text:s/>DWORD PTR [rsp], eax</text:p>
          </table:table-cell>
        </table:table-row>
        <table:table-row>
          <table:table-cell table:style-name="Table1.A2" office:value-type="string">
            <text:p text:style-name="P4">operator^=</text:p>
          </table:table-cell>
          <table:table-cell table:style-name="Table1.B10" office:value-type="string">
            <text:p text:style-name="P2">mov <text:s/>rdx, QWORD PTR [rsp]</text:p>
            <text:p text:style-name="P2">shr <text:s/>rdx, 12</text:p>
            <text:p text:style-name="P2">xor <text:s/>eax, edx</text:p>
            <text:p text:style-name="P2">and <text:s/>eax, 63</text:p>
            <text:p text:style-name="P2">sal <text:s/>eax, 12</text:p>
            <text:p text:style-name="P2">mov <text:s/>edx, eax</text:p>
            <text:p text:style-name="P2">mov <text:s/>eax, DWORD PTR [rsp]</text:p>
            <text:p text:style-name="P2">and <text:s/>eax, -258049</text:p>
            <text:p text:style-name="P2">or <text:s text:c="2"/>eax, edx</text:p>
            <text:p text:style-name="P2">mov <text:s/>DWORD PTR [rsp], eax</text:p>
          </table:table-cell>
          <table:table-cell table:style-name="Table1.C10" office:value-type="string">
            <text:p text:style-name="P2">mov <text:s/>edx, DWORD PTR [rsp]</text:p>
            <text:p text:style-name="P2">mov <text:s/>edx, DWORD PTR [rsp]</text:p>
            <text:p text:style-name="P2">and <text:s/>eax, 63</text:p>
            <text:p text:style-name="P2">sal <text:s/>eax, 12</text:p>
            <text:p text:style-name="P2">xor <text:s/>eax, edx</text:p>
            <text:p text:style-name="P2">mov <text:s/>DWORD PTR [rsp], eax</text:p>
          </table:table-cell>
        </table:table-row>
        <table:table-row>
          <table:table-cell table:style-name="Table1.A2" office:value-type="string">
            <text:p text:style-name="P4">operator&lt;&lt;=</text:p>
          </table:table-cell>
          <table:table-cell table:style-name="Table1.B11" office:value-type="string">
            <text:p text:style-name="P2">mov <text:s/>rdx, QWORD PTR [rsp]</text:p>
            <text:p text:style-name="P2">mov <text:s/>ecx, eax</text:p>
            <text:p text:style-name="P2">shr <text:s/>rdx, 12</text:p>
            <text:p text:style-name="P2">and <text:s/>edx, 63</text:p>
            <text:p text:style-name="P2">sal <text:s/>edx, cl</text:p>
            <text:p text:style-name="P2"><text:soft-page-break/>and <text:s/>edx, 63</text:p>
            <text:p text:style-name="P2">mov <text:s/>eax, edx</text:p>
            <text:p text:style-name="P2">mov <text:s/>edx, DWORD PTR [rsp]</text:p>
            <text:p text:style-name="P2">sal <text:s/>eax, 12</text:p>
            <text:p text:style-name="P2">and <text:s/>edx, -258049</text:p>
            <text:p text:style-name="P2">or <text:s text:c="2"/>edx, eax</text:p>
            <text:p text:style-name="P2">mov <text:s/>DWORD PTR [rsp], edx</text:p>
          </table:table-cell>
          <table:table-cell table:style-name="Table1.C11" office:value-type="string">
            <text:p text:style-name="P2">mov <text:s/>edx, DWORD PTR [rsp]</text:p>
            <text:p text:style-name="P2">mov <text:s/>edx, DWORD PTR [rsp]</text:p>
            <text:p text:style-name="P2">mov <text:s/>ecx, eax</text:p>
            <text:p text:style-name="P2">mov <text:s/>esi, edx</text:p>
            <text:p text:style-name="P2">and <text:s/>edx, -258049</text:p>
            <text:p text:style-name="P2"><text:soft-page-break/>and <text:s/>esi, 258048</text:p>
            <text:p text:style-name="P2">sal <text:s/>esi, cl</text:p>
            <text:p text:style-name="P2">and <text:s/>esi, 258048</text:p>
            <text:p text:style-name="P2">or <text:s text:c="2"/>edx, esi</text:p>
            <text:p text:style-name="P2">mov <text:s/>DWORD PTR [rsp], edx</text:p>
          </table:table-cell>
        </table:table-row>
        <table:table-row>
          <table:table-cell table:style-name="Table1.A2" office:value-type="string">
            <text:p text:style-name="P4">operator&gt;&gt;=</text:p>
          </table:table-cell>
          <table:table-cell table:style-name="Table1.B12" office:value-type="string">
            <text:p text:style-name="P2">mov <text:s/>rdx, QWORD PTR [rsp]</text:p>
            <text:p text:style-name="P2">mov <text:s/>ecx, eax</text:p>
            <text:p text:style-name="P2">shr <text:s/>rdx, 12</text:p>
            <text:p text:style-name="P2">and <text:s/>edx, 63</text:p>
            <text:p text:style-name="P2">sar <text:s/>edx, cl</text:p>
            <text:p text:style-name="P2">and <text:s/>edx, 63</text:p>
            <text:p text:style-name="P2">mov <text:s/>eax, edx</text:p>
            <text:p text:style-name="P2">mov <text:s/>edx, DWORD PTR [rsp]</text:p>
            <text:p text:style-name="P2">sal <text:s/>eax, 12</text:p>
            <text:p text:style-name="P2">and <text:s/>edx, -258049</text:p>
            <text:p text:style-name="P2">or <text:s text:c="2"/>edx, eax</text:p>
            <text:p text:style-name="P2">mov <text:s/>DWORD PTR [rsp], edx</text:p>
          </table:table-cell>
          <table:table-cell table:style-name="Table1.C12" office:value-type="string">
            <text:p text:style-name="P2">mov <text:s/>edx, DWORD PTR [rsp]</text:p>
            <text:p text:style-name="P2">mov <text:s/>edx, DWORD PTR [rsp]</text:p>
            <text:p text:style-name="P2">mov <text:s/>ecx, eax</text:p>
            <text:p text:style-name="P2">mov <text:s/>esi, edx</text:p>
            <text:p text:style-name="P2">and <text:s/>edx, -258049</text:p>
            <text:p text:style-name="P2">and <text:s/>esi, 258048</text:p>
            <text:p text:style-name="P2">shr <text:s/>esi, cl</text:p>
            <text:p text:style-name="P2">and <text:s/>esi, 258048</text:p>
            <text:p text:style-name="P2">or <text:s text:c="2"/>edx, esi</text:p>
            <text:p text:style-name="P2">mov <text:s/>DWORD PTR [rsp], edx</text:p>
          </table:table-cell>
        </table:table-row>
        <table:table-row>
          <table:table-cell table:style-name="Table1.A2" office:value-type="string">
            <text:p text:style-name="P5">operator++()</text:p>
          </table:table-cell>
          <table:table-cell table:style-name="Table1.B13" office:value-type="string">
            <text:p text:style-name="P3">mov <text:s/>rax, QWORD PTR [rsp]</text:p>
            <text:p text:style-name="P3">mov <text:s/>edx, DWORD PTR [rsp]</text:p>
            <text:p text:style-name="P3">shr <text:s/>rax, 12</text:p>
            <text:p text:style-name="P3">and <text:s/>edx, -258049</text:p>
            <text:p text:style-name="P3">add <text:s/>eax, 1</text:p>
            <text:p text:style-name="P3">and <text:s/>eax, 63</text:p>
            <text:p text:style-name="P3">mov <text:s/>ecx, eax</text:p>
            <text:p text:style-name="P3">sal <text:s/>ecx, 12</text:p>
            <text:p text:style-name="P3">or <text:s text:c="2"/>edx, ecx</text:p>
            <text:p text:style-name="P3">mov <text:s/>DWORD PTR [rsp], edx</text:p>
            <text:p text:style-name="P3">mov <text:s/>DWORD PTR [rsp+12], eax</text:p>
          </table:table-cell>
          <table:table-cell table:style-name="Table1.C13" office:value-type="string">
            <text:p text:style-name="P2">mov <text:s/>edx, DWORD PTR [rsp]</text:p>
            <text:p text:style-name="P2">mov <text:s/>eax, edx</text:p>
            <text:p text:style-name="P2">and <text:s/>edx, -258049</text:p>
            <text:p text:style-name="P2">shr <text:s/>eax, 12</text:p>
            <text:p text:style-name="P2">add <text:s/>eax, 1</text:p>
            <text:p text:style-name="P2">and <text:s/>eax, 63</text:p>
            <text:p text:style-name="P2">mov <text:s/>ecx, eax</text:p>
            <text:p text:style-name="P2">sal <text:s/>ecx, 12</text:p>
            <text:p text:style-name="P2">or <text:s text:c="2"/>edx, ecx</text:p>
            <text:p text:style-name="P2">mov <text:s/>DWORD PTR [rsp], edx</text:p>
            <text:p text:style-name="P2">mov <text:s/>DWORD PTR [rsp+12], eax</text:p>
          </table:table-cell>
        </table:table-row>
        <table:table-row>
          <table:table-cell table:style-name="Table1.A2" office:value-type="string">
            <text:p text:style-name="P5">operator++(int)</text:p>
          </table:table-cell>
          <table:table-cell table:style-name="Table1.B14" office:value-type="string">
            <text:p text:style-name="P3">mov <text:s/>rax, QWORD PTR [rsp]</text:p>
            <text:p text:style-name="P3">shr <text:s/>rax, 12</text:p>
            <text:p text:style-name="P3">and <text:s/>eax, 63</text:p>
            <text:p text:style-name="P3">lea <text:s/>edx, [rax+1]</text:p>
            <text:p text:style-name="P3">movzx eax, al</text:p>
            <text:p text:style-name="P3">and <text:s/>edx, 63</text:p>
            <text:p text:style-name="P3">mov <text:s/>ecx, edx</text:p>
            <text:p text:style-name="P3">mov <text:s/>edx, DWORD PTR [rsp]</text:p>
            <text:p text:style-name="P3">sal <text:s/>ecx, 12</text:p>
            <text:p text:style-name="P3">and <text:s/>edx, -258049</text:p>
            <text:p text:style-name="P3">or <text:s text:c="2"/>edx, ecx</text:p>
            <text:p text:style-name="P3">mov <text:s/>DWORD PTR [rsp], edx</text:p>
            <text:p text:style-name="P3">mov <text:s/>DWORD PTR [rsp+12], eax</text:p>
          </table:table-cell>
          <table:table-cell table:style-name="Table1.C14" office:value-type="string">
            <text:p text:style-name="P2">mov <text:s/>eax, DWORD PTR [rsp]</text:p>
            <text:p text:style-name="P2">lea <text:s/>edx, [rax+4096]</text:p>
            <text:p text:style-name="P2">mov <text:s/>ecx, eax</text:p>
            <text:p text:style-name="P2">shr <text:s/>eax, 12</text:p>
            <text:p text:style-name="P2">and <text:s/>ecx, -258049</text:p>
            <text:p text:style-name="P2">and <text:s/>eax, 63</text:p>
            <text:p text:style-name="P2">and <text:s/>edx, 258048</text:p>
            <text:p text:style-name="P2">or <text:s text:c="2"/>edx, ecx</text:p>
            <text:p text:style-name="P2">mov <text:s/>DWORD PTR [rsp], edx</text:p>
            <text:p text:style-name="P2">mov <text:s/>DWORD PTR [rsp+12], eax</text:p>
          </table:table-cell>
        </table:table-row>
        <table:table-row>
          <table:table-cell table:style-name="Table1.A2" office:value-type="string">
            <text:p text:style-name="P5">operator--()</text:p>
          </table:table-cell>
          <table:table-cell table:style-name="Table1.B15" office:value-type="string">
            <text:p text:style-name="P3">mov <text:s/>rax, QWORD PTR [rsp]</text:p>
            <text:p text:style-name="P3">mov <text:s/>edx, DWORD PTR [rsp]</text:p>
            <text:p text:style-name="P3">shr <text:s/>rax, 12</text:p>
            <text:p text:style-name="P3">and <text:s/>edx, -258049</text:p>
            <text:p text:style-name="P3">add <text:s/>eax, 63</text:p>
            <text:p text:style-name="P3">and <text:s/>eax, 63</text:p>
            <text:p text:style-name="P3">mov <text:s/>ecx, eax</text:p>
            <text:p text:style-name="P3"><text:soft-page-break/>sal <text:s/>ecx, 12</text:p>
            <text:p text:style-name="P3">or <text:s text:c="2"/>edx, ecx</text:p>
            <text:p text:style-name="P3">mov <text:s/>DWORD PTR [rsp], edx</text:p>
            <text:p text:style-name="P3">mov <text:s/>DWORD PTR [rsp+12], eax</text:p>
          </table:table-cell>
          <table:table-cell table:style-name="Table1.C15" office:value-type="string">
            <text:p text:style-name="P2">mov <text:s/>edx, DWORD PTR [rsp]</text:p>
            <text:p text:style-name="P2">mov <text:s/>eax, edx</text:p>
            <text:p text:style-name="P2">and <text:s/>edx, -258049</text:p>
            <text:p text:style-name="P2">shr <text:s/>eax, 12</text:p>
            <text:p text:style-name="P2">sub <text:s/>eax, 1</text:p>
            <text:p text:style-name="P2">and <text:s/>eax, 63</text:p>
            <text:p text:style-name="P2">mov <text:s/>ecx, eax</text:p>
            <text:p text:style-name="P2"><text:soft-page-break/>sal <text:s/>ecx, 12</text:p>
            <text:p text:style-name="P2">or <text:s text:c="2"/>edx, ecx</text:p>
            <text:p text:style-name="P2">mov <text:s/>DWORD PTR [rsp], edx</text:p>
            <text:p text:style-name="P2">mov <text:s/>DWORD PTR [rsp+12], eax</text:p>
          </table:table-cell>
        </table:table-row>
        <table:table-row>
          <table:table-cell table:style-name="Table1.A2" office:value-type="string">
            <text:p text:style-name="P5">operator--(int)</text:p>
          </table:table-cell>
          <table:table-cell table:style-name="Table1.B16" office:value-type="string">
            <text:p text:style-name="P3">mov <text:s/>rax, QWORD PTR [rsp]</text:p>
            <text:p text:style-name="P3">shr <text:s/>rax, 12</text:p>
            <text:p text:style-name="P3">and <text:s/>eax, 63</text:p>
            <text:p text:style-name="P3">lea <text:s/>edx, [rax+63]</text:p>
            <text:p text:style-name="P3">movzx eax, al</text:p>
            <text:p text:style-name="P3">and <text:s/>edx, 63</text:p>
            <text:p text:style-name="P3">mov <text:s/>ecx, edx</text:p>
            <text:p text:style-name="P3">mov <text:s/>edx, DWORD PTR [rsp]</text:p>
            <text:p text:style-name="P3">sal <text:s/>ecx, 12</text:p>
            <text:p text:style-name="P3">and <text:s/>edx, -258049</text:p>
            <text:p text:style-name="P3">or <text:s text:c="2"/>edx, ecx</text:p>
            <text:p text:style-name="P3">mov <text:s/>DWORD PTR [rsp], edx</text:p>
            <text:p text:style-name="P3">mov <text:s/>DWORD PTR [rsp+12], eax</text:p>
          </table:table-cell>
          <table:table-cell table:style-name="Table1.C16" office:value-type="string">
            <text:p text:style-name="P2">mov <text:s/>eax, DWORD PTR [rsp]</text:p>
            <text:p text:style-name="P2">lea <text:s/>edx, [rax-4096]</text:p>
            <text:p text:style-name="P2">mov <text:s/>ecx, eax</text:p>
            <text:p text:style-name="P2">shr <text:s/>eax, 12</text:p>
            <text:p text:style-name="P2">and <text:s/>ecx, -258049</text:p>
            <text:p text:style-name="P2">and <text:s/>eax, 63</text:p>
            <text:p text:style-name="P2">and <text:s/>edx, 258048</text:p>
            <text:p text:style-name="P2">or <text:s text:c="2"/>edx, ecx</text:p>
            <text:p text:style-name="P2">mov <text:s/>DWORD PTR [rsp], edx</text:p>
            <text:p text:style-name="P2">mov <text:s/>DWORD PTR [rsp+12], ea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2:34:42.698000000</meta:creation-date>
    <dc:date>2016-02-07T13:05:11.437000000</dc:date>
    <meta:editing-duration>PT12M37S</meta:editing-duration>
    <meta:editing-cycles>2</meta:editing-cycles>
    <meta:generator>LibreOffice/4.3.4.1$Windows_x86 LibreOffice_project/bc356b2f991740509f321d70e4512a6a54c5f243</meta:generator>
    <meta:document-statistic meta:table-count="1" meta:image-count="0" meta:object-count="0" meta:page-count="4" meta:paragraph-count="321" meta:word-count="1111" meta:character-count="5332" meta:non-whitespace-character-count="4215"/>
  </office:meta>
</office:document-meta>
</file>